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87ac" officeooo:paragraph-rsid="000687ac"/>
    </style:style>
    <style:style style:name="P2" style:family="paragraph" style:parent-style-name="Standard">
      <style:text-properties style:font-name="Arial" officeooo:rsid="0007b0c2" officeooo:paragraph-rsid="0007b0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0c2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wave" style:text-underline-width="auto" style:text-underline-color="font-color"/>
    </style:style>
    <style:style style:name="T6" style:family="text">
      <style:text-properties style:text-underline-style="solid" style:text-underline-width="bold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b0c2" style:font-style-asian="italic" style:font-style-complex="italic"/>
    </style:style>
    <style:style style:name="T9" style:family="text">
      <style:text-properties officeooo:rsid="0007b0c2"/>
    </style:style>
    <style:style style:name="T10" style:family="text">
      <style:text-properties fo:font-weight="normal" officeooo:rsid="0007b0c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eados: <text:span text:style-name="T1">DNI</text:span>, <text:span text:style-name="T3">NSS</text:span>, nombre, dirección, salario, sexo, nacimiento, nacionalidad, <text:span text:style-name="T7">Código-&gt; Proyectos</text:span></text:p>
      <text:p text:style-name="P1"><text:span text:style-name="T7"/></text:p>
      <text:p text:style-name="P1"><text:tab/><text:span text:style-name="T9">Nacionalidad_empl: </text:span><text:span text:style-name="T2">Nacionalidad_DNI</text:span><text:span text:style-name="T10">, </text:span><text:tab/></text:p>
      <text:p text:style-name="P1"/>
      <text:p text:style-name="P1">Departamentos: <text:span text:style-name="T1">Número</text:span>, nombre, localización, <text:span text:style-name="T8">director-&gt;Empleado</text:span></text:p>
      <text:p text:style-name="P1"><text:tab/></text:p>
      <text:p text:style-name="P1"><text:tab/></text:p>
      <text:p text:style-name="P1"/>
      <text:p text:style-name="P1">Proyectos: <text:span text:style-name="T1">Código</text:span>, nombre, <text:span text:style-name="T7">Número-&gt;Departamentos, DNI-&gt;Empleados</text:span></text:p>
      <text:p text:style-name="P1"/>
      <text:p text:style-name="P1">Trabaja: Inicio, final, nombre, descripción, <text:span text:style-name="T1">DNI_Código</text:span></text:p>
      <text:p text:style-name="P1"><text:span text:style-name="T1"/></text:p>
      <text:p text:style-name="P1"><text:span text:style-name="T1"/></text:p>
      <text:p text:style-name="P2"><text:span text:style-name="T1">CORREGI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09:55:44.689000000</meta:creation-date>
    <dc:date>2022-10-06T10:53:22.960000000</dc:date>
    <meta:editing-duration>PT47M38S</meta:editing-duration>
    <meta:editing-cycles>1</meta:editing-cycles>
    <meta:document-statistic meta:table-count="0" meta:image-count="0" meta:object-count="0" meta:page-count="1" meta:paragraph-count="8" meta:word-count="30" meta:character-count="330" meta:non-whitespace-character-count="301"/>
    <meta:generator>LibreOffice/7.3.4.2$Windows_X86_64 LibreOffice_project/728fec16bd5f605073805c3c9e7c4212a0120dc5</meta:generator>
  </office:meta>
</office:document-meta>
</file>